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1DayNormal</text:p>
          </table:table-cell>
          <table:table-cell table:style-name="Default" office:value-type="string" calcext:value-type="string">
            <text:p>1DayChange</text:p>
          </table:table-cell>
          <table:table-cell table:style-name="Default" office:value-type="string" calcext:value-type="string">
            <text:p>1DayRChange</text:p>
          </table:table-cell>
          <table:table-cell table:style-name="Default" office:value-type="string" calcext:value-type="string">
            <text:p>1DayNormalized</text:p>
          </table:table-cell>
          <table:table-cell table:style-name="Default" office:value-type="string" calcext:value-type="string">
            <text:p>5DaysNormal</text:p>
          </table:table-cell>
          <table:table-cell table:style-name="Default" office:value-type="string" calcext:value-type="string">
            <text:p>5DaysChange</text:p>
          </table:table-cell>
          <table:table-cell table:style-name="Default" office:value-type="string" calcext:value-type="string">
            <text:p>5DaysRChange</text:p>
          </table:table-cell>
          <table:table-cell table:style-name="Default" office:value-type="string" calcext:value-type="string">
            <text:p>5DaysNormalized</text:p>
          </table:table-cell>
        </table:table-row>
        <table:table-row table:style-name="ro1">
          <table:table-cell office:value-type="string" calcext:value-type="string">
            <text:p>auto_neural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5675" calcext:value-type="percentage">
            <text:p>56,75%</text:p>
          </table:table-cell>
          <table:table-cell office:value-type="percentage" office:value="0.5547" calcext:value-type="percentage">
            <text:p>55,47%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5279" calcext:value-type="percentage">
            <text:p>52,79%</text:p>
          </table:table-cell>
          <table:table-cell office:value-type="percentage" office:value="0.5615" calcext:value-type="percentage">
            <text:p>56,15%</text:p>
          </table:table-cell>
          <table:table-cell office:value-type="percentage" office:value="0.5254" calcext:value-type="percentage">
            <text:p>52,54%</text:p>
          </table:table-cell>
        </table:table-row>
        <table:table-row table:style-name="ro1">
          <table:table-cell office:value-type="string" calcext:value-type="string">
            <text:p>man_neural</text:p>
          </table:table-cell>
          <table:table-cell office:value-type="percentage" office:value="0.5163" calcext:value-type="percentage">
            <text:p>51,63%</text:p>
          </table:table-cell>
          <table:table-cell office:value-type="percentage" office:value="0.5628" calcext:value-type="percentage">
            <text:p>56,28%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5163" calcext:value-type="percentage">
            <text:p>51,6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5249" calcext:value-type="percentage">
            <text:p>52,49%</text:p>
          </table:table-cell>
          <table:table-cell office:value-type="percentage" office:value="0.5651" calcext:value-type="percentage">
            <text:p>56,51%</text:p>
          </table:table-cell>
          <table:table-cell office:value-type="percentage" office:value="0.5163" calcext:value-type="percentage">
            <text:p>51,63%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percentage" office:value="0.5163" calcext:value-type="percentage">
            <text:p>51,63%</text:p>
          </table:table-cell>
          <table:table-cell office:value-type="percentage" office:value="0.5744" calcext:value-type="percentage">
            <text:p>57,44%</text:p>
          </table:table-cell>
          <table:table-cell office:value-type="percentage" office:value="0.5162" calcext:value-type="percentage">
            <text:p>51,62%</text:p>
          </table:table-cell>
          <table:table-cell office:value-type="percentage" office:value="0.5163" calcext:value-type="percentage">
            <text:p>51,63%</text:p>
          </table:table-cell>
          <table:table-cell office:value-type="percentage" office:value="0.5512" calcext:value-type="percentage">
            <text:p>55,12%</text:p>
          </table:table-cell>
          <table:table-cell office:value-type="percentage" office:value="0.5349" calcext:value-type="percentage">
            <text:p>53,49%</text:p>
          </table:table-cell>
          <table:table-cell office:value-type="percentage" office:value="0.5163" calcext:value-type="percentage">
            <text:p>51,63%</text:p>
          </table:table-cell>
          <table:table-cell office:value-type="percentage" office:value="0.5489" calcext:value-type="percentage">
            <text:p>54,89%</text:p>
          </table:table-cell>
        </table:table-row>
        <table:table-row table:style-name="ro1">
          <table:table-cell office:value-type="string" calcext:value-type="string">
            <text:p>rfc</text:p>
          </table:table-cell>
          <table:table-cell office:value-type="percentage" office:value="0.4953" calcext:value-type="percentage">
            <text:p>49,53%</text:p>
          </table:table-cell>
          <table:table-cell office:value-type="percentage" office:value="0.5465" calcext:value-type="percentage">
            <text:p>54,65%</text:p>
          </table:table-cell>
          <table:table-cell office:value-type="percentage" office:value="0.5581" calcext:value-type="percentage">
            <text:p>55,81%</text:p>
          </table:table-cell>
          <table:table-cell office:value-type="percentage" office:value="0.5023" calcext:value-type="percentage">
            <text:p>50,23%</text:p>
          </table:table-cell>
          <table:table-cell office:value-type="percentage" office:value="0.5256" calcext:value-type="percentage">
            <text:p>52,56%</text:p>
          </table:table-cell>
          <table:table-cell office:value-type="percentage" office:value="0.593" calcext:value-type="percentage">
            <text:p>59,30%</text:p>
          </table:table-cell>
          <table:table-cell office:value-type="percentage" office:value="0.5767" calcext:value-type="percentage">
            <text:p>57,67%</text:p>
          </table:table-cell>
          <table:table-cell office:value-type="percentage" office:value="0.5279" calcext:value-type="percentage">
            <text:p>52,79%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percentage" office:value="0.5093" calcext:value-type="percentage">
            <text:p>50,93%</text:p>
          </table:table-cell>
          <table:table-cell office:value-type="percentage" office:value="0.5279" calcext:value-type="percentage">
            <text:p>52,79%</text:p>
          </table:table-cell>
          <table:table-cell office:value-type="percentage" office:value="0.4907" calcext:value-type="percentage">
            <text:p>49,07%</text:p>
          </table:table-cell>
          <table:table-cell table:number-columns-repeated="2" office:value-type="percentage" office:value="0.507" calcext:value-type="percentage">
            <text:p>50,70%</text:p>
          </table:table-cell>
          <table:table-cell office:value-type="percentage" office:value="0.5395" calcext:value-type="percentage">
            <text:p>53,95%</text:p>
          </table:table-cell>
          <table:table-cell office:value-type="percentage" office:value="0.5419" calcext:value-type="percentage">
            <text:p>54,19%</text:p>
          </table:table-cell>
          <table:table-cell office:value-type="percentage" office:value="0.5186" calcext:value-type="percentage">
            <text:p>51,8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22:04:15.2255605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3:44:11.855718187</meta:creation-date>
    <dc:date>2016-12-09T22:11:22.835343587</dc:date>
    <meta:editing-duration>PT11M21S</meta:editing-duration>
    <meta:editing-cycles>2</meta:editing-cycles>
    <meta:generator>LibreOffice/5.1.4.2$Linux_X86_64 LibreOffice_project/10m0$Build-2</meta:generator>
    <meta:document-statistic meta:table-count="1" meta:cell-count="53" meta:object-count="0"/>
  </office:meta>
</office:document-meta>
</file>